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i>f</mi>
        <mo stretchy="false">̃</mo>
      </mover>
      <mrow>
        <mo stretchy="false">(</mo>
        <mrow>
          <mi>k</mi>
        </mrow>
        <mo stretchy="false">)</mo>
      </mrow>
      <mrow>
        <mi/>
        <mo stretchy="false">=</mo>
        <mi/>
      </mrow>
      <mfrac>
        <mn>1</mn>
        <msqrt>
          <mrow>
            <mn>2</mn>
            <mo stretchy="false">π</mo>
          </mrow>
        </msqrt>
      </mfrac>
      <mrow>
        <munderover>
          <mo stretchy="false">∫</mo>
          <mrow>
            <mo stretchy="false">−</mo>
            <mo stretchy="false">∞</mo>
          </mrow>
          <mrow>
            <mo stretchy="false">+</mo>
            <mo stretchy="false">∞</mo>
          </mrow>
        </munderover>
        <mtext>d</mtext>
      </mrow>
      <mi>x</mi>
      <mi>f</mi>
      <mrow>
        <mo stretchy="false">(</mo>
        <mrow>
          <mi>x</mi>
        </mrow>
        <mo stretchy="false">)</mo>
      </mrow>
      <msup>
        <mtext>e</mtext>
        <mrow>
          <mrow>
            <mo stretchy="false">−</mo>
            <mtext>i</mtext>
          </mrow>
          <mi mathvariant="italic">kx</mi>
        </mrow>
      </msup>
    </mrow>
    <annotation encoding="StarMath 5.0">tilde f (k) `=` 1 over sqrt {2 %pi} int from - infinity to + infinity "d" x f(x) "e" ^{-"i" kx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6T20:11:37.669000000</meta:creation-date>
    <meta:generator>LibreOffice/4.1.4.2$Windows_x86 LibreOffice_project/0a0440ccc0227ad9829de5f46be37cfb6edcf72</meta:generator>
  </office:meta>
</office:document-meta>
</file>